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rgeBean.setId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StartAnnualizedReturn( Float startAnnualizedRetu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NoyInfoRatio( Float noyInfoRati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TqDownStdDevi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NetValueDate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LastModifier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NoyTotalY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MajorInvestArea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TqAlph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NomMaxProfitMargin( Float nomMaxProfitMarg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AllJans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AllJansen( Float allJans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AllAlpha( Float allAlph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TmKumarRatio( Float tmKumarRati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TyHurstIndex( Float tyHurst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Remar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NoyTreynorIndex( Float noyTreynor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FundFilingStage( String fundFilingSt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NhyInfoRati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TyInfoRatio( Float tyInfoRati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NomKumarRati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NhySharpeRati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AllMaxSingleProfit( Float allMaxSingleProf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TqTotalY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allBean.setNetValueDate( Integer netValue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TqSortinoRatio( Float tqSortinoRati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NomJansen( Float nomJans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NetValueDate( Integer netValue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NhyInfoRatio( Float nhyInfoRati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ManagerOuterI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NoyAlph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SpecialNo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NoyVarIndex99( Float noyVarIndex9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TmTreynorIndex( Float tmTreynor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FundLastModify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UnitNetValue( Float unitNe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TqMaxSingleProf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TagId( String tag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TqDownCaptureR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TyMaxConProfitTime( Integer tyMaxConProfit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NoyMaxSingleDrawdown( Float noyMaxSingleDrawdow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NomAnnualizedReturn( Float nomAnnualizedRetu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TyMaxProfitMargin( Float tyMaxProfitMarg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TyAlph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TqAlgorithmVolatility( Float tqAlgorithmVolatil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TmVarIndex9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OrderNum( Long orderNu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TyUpCaptureRate( Float tyUpCaptureR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NoySharpeRatio( Float noySharpeRati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RecordDate( String record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TyMaxSingleDrawdown( Float tyMaxSingleDrawdow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AllInfoRati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TqJans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NhyMaxProfitMargin( Float nhyMaxProfitMarg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FundStatusName( String fundStatu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AllYieldStdDeviation( Float allYieldStdDevi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NomTotalY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StartAnnualizedRetu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AllMaxConProfitTimeDate( Integer allMaxConProfitTime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Create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TyMaxDrawdown( Float tyMaxDrawdow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TmMaxSingleProfit( Float tmMaxSingleProf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AllBeta( Float allBe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TmKumarRati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NhyVarIndex9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TmMaxProfitMargin( Float tmMaxProfitMarg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NomSharpeRatio( Float nomSharpeRati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NoyB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EndAnnualizedReturn( Float endAnnualizedRetu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FundTyp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NhyBeta( Float nhyBe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RecordNumber( String recordNu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FundOuterId( String fundOute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TyMaxConDrawdown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Benchmar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NomJans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CompanyOuterId( String companyOute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NomDownStdDevi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NhyVar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TyAlpha( Float tyAlph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TmAlph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NoyYieldStdDevi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TyDownStdDevi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PageSize( Integer page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NhyUpCaptureRate( Float nhyUpCaptureR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TyYieldStdDevi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LastPage( Integer lastP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AllAnnualizedReturn( Float allAnnualizedRetu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FundManager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NomAnnualizedRetu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FundI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NomSharpeRati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NoyBeta( Float noyBe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CreateTime( Long create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TqInfoRati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NomMSqua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UnitN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CreateDate( String create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TmDownCaptureR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Benchmark( String benchmar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TySortinoRati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AllMaxSingleProf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InvestmentStrateg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TyVarIndex99( Float tyVarIndex9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NhyDownStdDevi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NhyMaxDrawdown( Float nhyMaxDrawdow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TmSortinoRatio( Float tmSortinoRati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NetValueUpdateR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TmHurstIndex( Float tmHurst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AllMaxConDrawdownTime( Integer allMaxConDrawdown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ManagerOuterIds( List &lt; String &gt; managerOuterI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TqVarIndex9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FundInvestm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Create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TmAnnualizedRetu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TyMaxConProfit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NoyMaxSingleProf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NomVarIndex99( Float nomVarIndex9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TqVarIndex( Float tqVar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TqB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NomMaxConDrawdown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AllHurstIndex( Float allHurst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SortMode( Byte sort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NhyMaxSingleProfit( Float nhyMaxSingleProf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TmDownStdDeviation( Float tmDownStdDevi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FetchSize( Integer fetch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NomMaxConProfitTime( Integer nomMaxConProfit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Shor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NomBeta( Float nomBe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ManagerType( String manager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CompanyName( String company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TqWinRatio( Float tqWinRati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TyHurst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MajorInvestAreas( String majorInvestArea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Redeem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AllVarIndex99( Float allVarIndex9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AllSortinoRati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NhyDownCaptureRate( Float nhyDownCaptureR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TqMaxSingleProfit( Float tqMaxSingleProf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NomAlph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AllAlgorithmVolatil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AllVar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TmMaxSingleDrawdown( Float tmMaxSingleDrawdow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InvestmentTarget( String investment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AllVarIndex9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TqTreynor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NomSortinoRati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NhyKumarRati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NhyMaxDraw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TyKumarRatio( Float tyKumarRati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TyKumarRati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ManagerId( String manage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TmAnnualizedReturn( Float tmAnnualizedRetu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NoyTreynor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NoyDownStdDevi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AllMaxSingleDrawdown( Float allMaxSingleDrawdow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TmYieldStdDevi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TyMaxSingleDraw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TmVarIndex99( Float tmVarIndex9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Currency( String currenc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Fund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LatestScale( String latestS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Stop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TySortinoRatio( Float tySortinoRati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SpecialNote( String specialNo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NoyKumarRati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TmYieldStdDeviation( Float tmYieldStdDevi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AllKumarRatio( Float allKumarRati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TyWinRatio( Float tyWinRati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NhyWinRati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TmMaxDrawdown( Float tmMaxDrawdow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IsConcern( Byte isConc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TqJansen( Float tqJans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TyAnnualizedReturn( Float tyAnnualizedRetu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NhyAlph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NomKumarRatio( Float nomKumarRati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ConfigWeight( Float configW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AllAlph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TmTotalYield( Float tmTotalY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NhyAlgorithmVolatility( Float nhyAlgorithmVolatil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TmSharpeRatio( Float tmSharpeRati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StrategyCapacity( String strategyCapac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TyVarIndex9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TqMaxConDrawdownTime( Integer tqMaxConDrawdown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AllAnnualizedRetu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LastP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AllYieldStdDevi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InvestmentSubStrateg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TqVarIndex99( Float tqVarIndex9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TyAlgorithmVolatility( Float tyAlgorithmVolatil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AllMaxSingleDrawdownDate( Integer allMaxSingleDrawdown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TmMaxConProfitTime( Integer tmMaxConProfit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InvestmentTar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AllMaxConProfit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Sort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TqSortinoRati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AllMaxSingleDraw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NomAlpha( Float nomAlph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NetValueDateString( String netValueDate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SortFieldValue( String sortField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SortField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NhySortinoRatio( Float nhySortinoRati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NoyJans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Code( String 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AllDownCaptureR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InvestmentSubStrategy( String investmentSubStrateg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FundFilingSt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NomB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TqAnnualizedRetu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Creator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NhyJans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TmDownCaptureRate( Float tmDownCaptureR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NhyYieldStdDeviation( Float nhyYieldStdDevi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NoyMaxConDrawdown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NoyMSquare( Float noyMSqua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AllSharpeRatio( Float allSharpeRati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TmSharpeRati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NhyAlpha( Float nhyAlph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CompanyIds( List &lt; String &gt; companyI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AllVarIndex( Float allVar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TyB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FundManagerIds( List &lt; String &gt; fundManagerI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CreatorId( String creato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TyTreynor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NhyMaxConProfit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TyAnnualizedRetu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NomInfoRati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NomWinRatio( Float nomWinRati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TyMaxProfitMarg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FundIds( List &lt; String &gt; fundI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TmVarIndex( Float tmVar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Fetch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TqMaxConDrawdown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NoyHurstIndex( Float noyHurst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NomVar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TmMaxSingleDraw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AllMaxDraw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NoyUpCaptureR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TqMSquare( Float tqMSqua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NomAlgorithmVolatility( Float nomAlgorithmVolatil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NoyJansen( Float noyJans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TmHurst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NhyMaxProfitMarg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AllMaxConProfitTime( Integer allMaxConProfit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TyTreynorIndex( Float tyTreynor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TmAlpha( Float tmAlph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TqHurst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Tag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TqMaxDrawdown( Float tqMaxDrawdow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NoyDownCaptureRate( Float noyDownCaptureR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NhyTotalYield( Float nhyTotalY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CompanyI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InvestmentStrategy( String investmentStrateg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TyBeta( Float tyBe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TqKumarRati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CreateTimestam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AllKumarRati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FirstRes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TmTotalY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TmTreynor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NoyWinRati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TqYieldStdDevi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TyMSquare( Float tyMSqua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TmInfoRati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TyMSqua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TqKumarRatio( Float tqKumarRati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TyMaxSingleProf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NomMSquare( Float nomMSqua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NomWinRati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TmMSquare( Float tmMSqua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TmInfoRatio( Float tmInfoRati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FundStatu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NoyTotalYield( Float noyTotalY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TyMaxSingleProfit( Float tyMaxSingleProf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NoyMaxSingleDraw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IsConc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NoyMaxConProfitTime( Integer noyMaxConProfit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CreateScale( String createS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TqMaxConProfit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CreateS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NetValueUpdateRate( Byte netValueUpdateR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Remark( String remar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NomMaxConProfit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RegisteredAdd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NomVarIndex9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TmB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Query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LastModifyTime( Long lastModify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TmWinRatio( Float tmWinRati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AllDownCaptureRate( Float allDownCaptureR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TyJans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AllSortinoRatio( Float allSortinoRati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NhyDownStdDeviation( Float nhyDownStdDevi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AllMaxSingleDrawdown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NoyAnnualizedRetu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NomYieldStdDevi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TmMaxConDrawdown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NhyAnnualizedReturn( Float nhyAnnualizedRetu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AllDownStdDeviation( Float allDownStdDevi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AllWinRati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TyVar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NomDownCaptureRate( Float nomDownCaptureR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NoyWinRatio( Float noyWinRati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NomUpCaptureRate( Float nomUpCaptureR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TyWinRati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TqMaxDraw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FundStatus( Byte fund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Record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NomInfoRatio( Float nomInfoRati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NhyVarIndex( Float nhyVar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TqDownStdDeviation( Float tqDownStdDevi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NhyTreynorIndex( Float nhyTreynor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CompanyId( String company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TmJans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NoyAlgorithmVolatil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AllUpCaptureR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NomUpCaptureR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TmAlgorithmVolatil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NomSortinoRatio( Float nomSortinoRati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AllMaxDrawdownDate( Integer allMaxDrawdown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NhyWinRatio( Float nhyWinRati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LatestS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TmSortinoRati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AllUpCaptureRate( Float allUpCaptureR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AllDownStdDevi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TqMSqua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Buy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Company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FirstResult( Integer firstRes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Administ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TmMSqua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Administrator( Boolean administ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TqDownCaptureRate( Float tqDownCaptureR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TqYieldStdDeviation( Float tqYieldStdDevi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TyDownCaptureRate( Float tyDownCaptureR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AllTotalY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NomTreynorIndex( Float nomTreynor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Manager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RedeemStatus( String redeem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TqVar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TmMaxDraw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AllMaxProfitMarg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FundManagerNames( List &lt; String &gt; fundManager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TmMaxProfitMarg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ShortName( String shor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Page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TqTreynorIndex( Float tqTreynor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NomMaxConDrawdownTime( Integer nomMaxConDrawdown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1565.test_testLargeBeanContainsOver256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LargeBean.getStart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NomMaxSingleDrawdown( Float nomMaxSingleDrawdow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NomMaxSingleDraw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FundManagerI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NetValue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TqMaxProfitMarg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FundTypeName( String fundTyp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Currenc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TmUpCaptureR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TqMaxConProfitTime( Integer tqMaxConProfit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TyAlgorithmVolatil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AllWinRatio( Float allWinRati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FundBre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NhyMSquare( Float nhyMSqua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TyMaxDraw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AllMSqua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NomHurst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Record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NhySharpeRatio( Float nhySharpeRati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NhyTreynor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TyJansen( Float tyJans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TqUpCaptureR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AllTreynorIndex( Float allTreynor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Manag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TqUpCaptureRate( Float tqUpCaptureR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NomMaxDraw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TqMaxSingleDraw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FundType( Byte fund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AllMaxConProfitTime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TqMaxSingleDrawdown( Float tqMaxSingleDrawdow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TmBeta( Float tmBe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TyInfoRati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Manager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TqWinRati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TqHurstIndex( Float tqHurst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FundInvestmentType( String fundInvestmen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NhyUpCaptureR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NoyVarIndex( Float noyVar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NomMaxDrawdown( Float nomMaxDrawdow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NhyJansen( Float nhyJans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TimeInterval( String timeInter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NhyDownCaptureR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TqBeta( Float tqBe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NoyDownStdDeviation( Float noyDownStdDevi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NomAlgorithmVolatil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NoyHurst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TmDownStdDevi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ConfigWe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Tags( String ta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NomHurstIndex( Float nomHurst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NhyTotalY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allBean.setId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AllMaxConDrawdown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NoyMSqua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EndTime( String end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TqInfoRatio( Float tqInfoRati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NomTotalYield( Float nomTotalY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Ta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NoyVar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NomVarIndex( Float nomVar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NoyAlpha( Float noyAlph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NhyB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TyYieldStdDeviation( Float tyYieldStdDevi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Sha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StopDate( String stop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TqMaxProfitMargin( Float tqMaxProfitMarg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NoyDownCaptureR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NomDownStdDeviation( Float nomDownStdDevi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LastModify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NoyMaxSingleProfit( Float noyMaxSingleProf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AllSharpeRati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NoyMaxProfitMarg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TyTotalY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NhySortinoRati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NhyMSqua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AllMaxDrawdown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ManagerName( String manag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NhyMaxSingleDrawdown( Float nhyMaxSingleDrawdow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LastModifierId( String lastModifie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AllMaxProfitMargin( Float allMaxProfitMarg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Fund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TmVar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TqAlpha( Float tqAlph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TmMaxConDrawdownTime( Integer tmMaxConDrawdown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NhyMaxSingleProf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TqAlgorithmVolatil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NomMaxSingleProfit( Float nomMaxSingleProf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EndAnnualizedRetu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NoyInfoRati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NoyMaxConProfit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NomTreynor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OrderNu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NoyUpCaptureRate( Float noyUpCaptureR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NoyMaxDraw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FundBreed( Byte fundBre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TqTotalYield( Float tqTotalY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CreateTimestamp( Long createTimestam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TyUpCaptureR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NhyVarIndex99( Float nhyVarIndex9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TmMaxSingleProf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StartTime( String start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TySharpeRati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AllB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NhyHurstIndex( Float nhyHurst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NoySortinoRati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NomMaxSingleProf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Company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AllMSquare( Float allMSqua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TyDownCaptureR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NhyAnnualizedRetu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allBean.getNetValue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AllAlgorithmVolatility( Float allAlgorithmVolatil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TqSharpeRatio( Float tqSharpeRati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NhyHurst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SortFieldName( String sortFiel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TmUpCaptureRate( Float tmUpCaptureR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AllTreynor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TyMaxConDrawdownTime( Integer tyMaxConDrawdown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NomYieldStdDeviation( Float nomYieldStdDevi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NoyYieldStdDeviation( Float noyYieldStdDevi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TqSharpeRati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NomMaxProfitMarg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NoyAlgorithmVolatility( Float noyAlgorithmVolatil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NhyMaxConDrawdownTime( Integer nhyMaxConDrawdown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StrategyCapac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TqAnnualizedReturn( Float tqAnnualizedRetu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RegisteredAddress( String registeredAddr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TyVarIndex( Float tyVar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TyTotalYield( Float tyTotalY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NoyVarIndex9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NhyMaxSingleDraw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SortField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AllInfoRatio( Float allInfoRati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NoyAnnualizedReturn( Float noyAnnualizedRetu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AllTotalYield( Float allTotalY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NhyMaxConDrawdown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BuyStatus( String buy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TmMaxConProfit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Shard( String sha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TimeInterv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NoySortinoRatio( Float noySortinoRati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TySharpeRatio( Float tySharpeRati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FundOuter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TyDownStdDeviation( Float tyDownStdDevi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NhyMaxConProfitTime( Integer nhyMaxConProfit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FundLastModifyDate( String fundLastModify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NoyMaxConDrawdownTime( Integer noyMaxConDrawdown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End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NoyKumarRatio( Float noyKumarRati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TotalNetValue( Float totalNe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TmJansen( Float tmJans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QueryType( Byte query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TotalN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AllHurst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TmWinRati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NomDownCaptureR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TmAlgorithmVolatility( Float tmAlgorithmVolatil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NoyMaxDrawdown( Float noyMaxDrawdow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allBean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NoySharpeRati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AllMaxDrawdown( Float allMaxDrawdow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NoyMaxProfitMargin( Float noyMaxProfitMarg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setNhyKumarRatio( Float nhyKumarRati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NhyAlgorithmVolatil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CompanyOuter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Bean.getNhyYieldStdDevi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